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normal" officeooo:rsid="0019068f" officeooo:paragraph-rsid="0059a658" style:font-weight-asian="normal" style:font-weight-complex="normal"/>
    </style:style>
    <style:style style:name="P2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normal" officeooo:rsid="0019068f" officeooo:paragraph-rsid="005c6f05" style:font-weight-asian="normal" style:font-weight-complex="normal"/>
    </style:style>
    <style:style style:name="P3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normal" officeooo:rsid="0019068f" officeooo:paragraph-rsid="005f80fc" style:font-weight-asian="normal" style:font-weight-complex="normal"/>
    </style:style>
    <style:style style:name="P4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normal" officeooo:rsid="0019068f" officeooo:paragraph-rsid="006590ac" style:font-weight-asian="normal" style:font-weight-complex="normal"/>
    </style:style>
    <style:style style:name="P5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normal" officeooo:rsid="0059fe4d" officeooo:paragraph-rsid="0059fe4d" style:font-weight-asian="normal" style:font-weight-complex="normal"/>
    </style:style>
    <style:style style:name="P6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normal" officeooo:rsid="0059fe4d" officeooo:paragraph-rsid="005a9df0" style:font-weight-asian="normal" style:font-weight-complex="normal"/>
    </style:style>
    <style:style style:name="P7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normal" officeooo:rsid="005c6f05" officeooo:paragraph-rsid="005c6f05" style:font-weight-asian="normal" style:font-weight-complex="normal"/>
    </style:style>
    <style:style style:name="P8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normal" officeooo:rsid="005cbc47" officeooo:paragraph-rsid="005cbc47" style:font-weight-asian="normal" style:font-weight-complex="normal"/>
    </style:style>
    <style:style style:name="P9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normal" officeooo:rsid="005e9475" officeooo:paragraph-rsid="005e9475" style:font-weight-asian="normal" style:font-weight-complex="normal"/>
    </style:style>
    <style:style style:name="P10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normal" officeooo:rsid="005f80fc" officeooo:paragraph-rsid="005f80fc" style:font-weight-asian="normal" style:font-weight-complex="normal"/>
    </style:style>
    <style:style style:name="P11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normal" officeooo:rsid="005f80fc" officeooo:paragraph-rsid="006112f9" style:font-weight-asian="normal" style:font-weight-complex="normal"/>
    </style:style>
    <style:style style:name="P12" style:family="paragraph" style:parent-style-name="Standard">
      <style:paragraph-properties fo:line-height="100%" fo:text-align="center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normal" officeooo:rsid="005f80fc" officeooo:paragraph-rsid="005f80fc" style:font-weight-asian="normal" style:font-weight-complex="normal"/>
    </style:style>
    <style:style style:name="P13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normal" officeooo:rsid="005a9df0" officeooo:paragraph-rsid="005a9df0" style:font-weight-asian="normal" style:font-weight-complex="normal"/>
    </style:style>
    <style:style style:name="P14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normal" officeooo:rsid="006590ac" officeooo:paragraph-rsid="006590ac" style:font-weight-asian="normal" style:font-weight-complex="normal"/>
    </style:style>
    <style:style style:name="P15" style:family="paragraph" style:parent-style-name="Standard">
      <style:paragraph-properties fo:line-height="100%" fo:text-align="center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normal" officeooo:rsid="006590ac" officeooo:paragraph-rsid="006590ac" style:font-weight-asian="normal" style:font-weight-complex="normal"/>
    </style:style>
    <style:style style:name="P16" style:family="paragraph" style:parent-style-name="Standard">
      <style:paragraph-properties fo:line-height="100%" fo:text-align="center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bold" officeooo:rsid="00180312" officeooo:paragraph-rsid="0059a658" style:font-weight-asian="bold" style:font-weight-complex="bold"/>
    </style:style>
    <style:style style:name="P17" style:family="paragraph" style:parent-style-name="Standard">
      <style:paragraph-properties fo:line-height="100%" fo:text-align="center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bold" officeooo:rsid="00180312" officeooo:paragraph-rsid="005c6f05" style:font-weight-asian="bold" style:font-weight-complex="bold"/>
    </style:style>
    <style:style style:name="P18" style:family="paragraph" style:parent-style-name="Standard">
      <style:paragraph-properties fo:line-height="100%" fo:text-align="center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bold" officeooo:rsid="00180312" officeooo:paragraph-rsid="005f80fc" style:font-weight-asian="bold" style:font-weight-complex="bold"/>
    </style:style>
    <style:style style:name="P19" style:family="paragraph" style:parent-style-name="Standard">
      <style:paragraph-properties fo:line-height="100%" fo:text-align="center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bold" officeooo:rsid="00180312" officeooo:paragraph-rsid="006590ac" style:font-weight-asian="bold" style:font-weight-complex="bold"/>
    </style:style>
    <style:style style:name="P20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bold" officeooo:rsid="0019068f" officeooo:paragraph-rsid="0059a658" style:font-weight-asian="bold" style:font-weight-complex="bold"/>
    </style:style>
    <style:style style:name="P21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bold" officeooo:rsid="0019068f" officeooo:paragraph-rsid="005c6f05" style:font-weight-asian="bold" style:font-weight-complex="bold"/>
    </style:style>
    <style:style style:name="P22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bold" officeooo:rsid="0019068f" officeooo:paragraph-rsid="005f80fc" style:font-weight-asian="bold" style:font-weight-complex="bold"/>
    </style:style>
    <style:style style:name="P23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bold" officeooo:rsid="0019068f" officeooo:paragraph-rsid="006590ac" style:font-weight-asian="bold" style:font-weight-complex="bold"/>
    </style:style>
    <style:style style:name="P24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bold" officeooo:rsid="005cbc47" officeooo:paragraph-rsid="005cbc47" style:font-weight-asian="bold" style:font-weight-complex="bold"/>
    </style:style>
    <style:style style:name="P25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bold" officeooo:rsid="005a9df0" officeooo:paragraph-rsid="005a9df0" style:font-weight-asian="bold" style:font-weight-complex="bold"/>
    </style:style>
    <style:style style:name="P26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bold" officeooo:rsid="0059fe4d" officeooo:paragraph-rsid="005a9df0" style:font-weight-asian="bold" style:font-weight-complex="bold"/>
    </style:style>
    <style:style style:name="P27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bold" officeooo:rsid="006590ac" officeooo:paragraph-rsid="006590ac" style:font-weight-asian="bold" style:font-weight-complex="bold"/>
    </style:style>
    <style:style style:name="P28" style:family="paragraph" style:parent-style-name="Standard">
      <style:paragraph-properties fo:line-height="100%" fo:text-align="justify" style:justify-single-word="false" fo:break-before="page" style:writing-mode="page">
        <style:tab-stops>
          <style:tab-stop style:position="0.635cm"/>
          <style:tab-stop style:position="0.963cm"/>
        </style:tab-stops>
      </style:paragraph-properties>
      <style:text-properties fo:font-weight="normal" officeooo:rsid="005f80fc" officeooo:paragraph-rsid="005f80fc" style:font-weight-asian="normal" style:font-weight-complex="normal"/>
    </style:style>
    <style:style style:name="P29" style:family="paragraph" style:parent-style-name="Standard">
      <style:paragraph-properties fo:line-height="100%" fo:text-align="center" style:justify-single-word="false" fo:break-before="page" style:writing-mode="page">
        <style:tab-stops>
          <style:tab-stop style:position="0.635cm"/>
          <style:tab-stop style:position="0.963cm"/>
        </style:tab-stops>
      </style:paragraph-properties>
      <style:text-properties fo:font-weight="bold" officeooo:rsid="00180312" officeooo:paragraph-rsid="005c6f05" style:font-weight-asian="bold" style:font-weight-complex="bold"/>
    </style:style>
    <style:style style:name="P30" style:family="paragraph" style:parent-style-name="Standard">
      <style:paragraph-properties fo:line-height="100%" fo:text-align="center" style:justify-single-word="false" fo:break-before="page" style:writing-mode="page">
        <style:tab-stops>
          <style:tab-stop style:position="0.635cm"/>
          <style:tab-stop style:position="0.963cm"/>
        </style:tab-stops>
      </style:paragraph-properties>
      <style:text-properties fo:font-weight="bold" officeooo:rsid="00180312" officeooo:paragraph-rsid="005f80fc" style:font-weight-asian="bold" style:font-weight-complex="bold"/>
    </style:style>
    <style:style style:name="P31" style:family="paragraph" style:parent-style-name="Standard">
      <style:paragraph-properties fo:line-height="100%" fo:text-align="center" style:justify-single-word="false" fo:break-before="page" style:writing-mode="page">
        <style:tab-stops>
          <style:tab-stop style:position="0.635cm"/>
          <style:tab-stop style:position="0.963cm"/>
        </style:tab-stops>
      </style:paragraph-properties>
      <style:text-properties fo:font-weight="bold" officeooo:rsid="00180312" officeooo:paragraph-rsid="006590ac" style:font-weight-asian="bold" style:font-weight-complex="bold"/>
    </style:style>
    <style:style style:name="P32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normal" officeooo:rsid="006590ac" officeooo:paragraph-rsid="006590ac" style:font-weight-asian="normal" style:font-weight-complex="normal"/>
    </style:style>
    <style:style style:name="P33" style:family="paragraph" style:parent-style-name="Standard">
      <style:paragraph-properties fo:line-height="100%" fo:text-align="center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normal" officeooo:rsid="005e9475" officeooo:paragraph-rsid="005e9475" style:font-weight-asian="normal" style:font-weight-complex="normal"/>
    </style:style>
    <style:style style:name="P34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normal" officeooo:rsid="005e9475" officeooo:paragraph-rsid="005e9475" style:font-weight-asian="normal" style:font-weight-complex="normal"/>
    </style:style>
    <style:style style:name="P35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normal" officeooo:rsid="005f80fc" officeooo:paragraph-rsid="005f80fc" style:font-weight-asian="normal" style:font-weight-complex="normal"/>
    </style:style>
    <style:style style:name="P36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font-weight="bold" officeooo:rsid="005f80fc" officeooo:paragraph-rsid="005f80fc" style:font-weight-asian="bold" style:font-weight-complex="bold"/>
    </style:style>
    <style:style style:name="P37" style:family="paragraph">
      <loext:graphic-properties draw:fill-color="#000000"/>
      <style:paragraph-properties fo:text-align="center"/>
    </style:style>
    <style:style style:name="T1" style:family="text">
      <style:text-properties officeooo:rsid="004fff3f"/>
    </style:style>
    <style:style style:name="T2" style:family="text">
      <style:text-properties officeooo:rsid="00562af0"/>
    </style:style>
    <style:style style:name="T3" style:family="text">
      <style:text-properties officeooo:rsid="005a9df0"/>
    </style:style>
    <style:style style:name="T4" style:family="text">
      <style:text-properties officeooo:rsid="005c6f05"/>
    </style:style>
    <style:style style:name="T5" style:family="text">
      <style:text-properties officeooo:rsid="005cbc47"/>
    </style:style>
    <style:style style:name="T6" style:family="text">
      <style:text-properties officeooo:rsid="005f80fc"/>
    </style:style>
    <style:style style:name="T7" style:family="text">
      <style:text-properties officeooo:rsid="006112f9"/>
    </style:style>
    <style:style style:name="T8" style:family="text">
      <style:text-properties officeooo:rsid="0062927e"/>
    </style:style>
    <style:style style:name="T9" style:family="text">
      <style:text-properties officeooo:rsid="006590ac"/>
    </style:style>
    <style:style style:name="T10" style:family="text">
      <style:text-properties officeooo:rsid="00664fdc"/>
    </style:style>
    <style:style style:name="T11" style:family="text">
      <style:text-properties officeooo:rsid="006960f5"/>
    </style:style>
    <style:style style:name="T12" style:family="text">
      <style:text-properties officeooo:rsid="006bb466"/>
    </style:style>
    <style:style style:name="T13" style:family="text">
      <style:text-properties officeooo:rsid="006ded04"/>
    </style:style>
    <style:style style:name="T14" style:family="text">
      <style:text-properties officeooo:rsid="006fcfe9"/>
    </style:style>
    <style:style style:name="T15" style:family="text">
      <style:text-properties officeooo:rsid="0070d557"/>
    </style:style>
    <style:style style:name="T16" style:family="text">
      <style:text-properties officeooo:rsid="00717631"/>
    </style:style>
    <style:style style:name="T17" style:family="text">
      <style:text-properties officeooo:rsid="0073c90d"/>
    </style:style>
    <style:style style:name="T18" style:family="text">
      <style:text-properties officeooo:rsid="0075e524"/>
    </style:style>
    <style:style style:name="T19" style:family="text">
      <style:text-properties officeooo:rsid="0078c689"/>
    </style:style>
    <style:style style:name="T20" style:family="text">
      <style:text-properties officeooo:rsid="007aeaf0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UJIAN AKHIR SEMESTER</text:p>
      <text:p text:style-name="P16">MADRASAH DINIYAH AL MUBAROKAH</text:p>
      <text:p text:style-name="P16">TAHUN PELAJARAN 2016/2017</text:p>
      <text:p text:style-name="P16"><draw:line text:anchor-type="paragraph" draw:z-index="0" draw:name="Shape1" draw:style-name="gr1" draw:text-style-name="P37" svg:x1="-0.034cm" svg:y1="0.245cm" svg:x2="17.058cm" svg:y2="0.298cm"><text:p/></draw:line></text:p>
      <text:section text:style-name="Sect1" text:name="Section1">
        <text:p text:style-name="P20">NAMA<text:tab/>:</text:p>
        <text:p text:style-name="P20">KELAS<text:tab/>: <text:span text:style-name="T2">III (TIGA)</text:span></text:p>
        <text:p text:style-name="P20"><draw:line text:anchor-type="paragraph" draw:z-index="1" draw:name="Shape1" draw:style-name="gr1" draw:text-style-name="P37" svg:x1="-0.026cm" svg:y1="0.261cm" svg:x2="17.085cm" svg:y2="0.293cm"><text:p/></draw:line></text:p>
        <text:p text:style-name="P20">SOAL<text:tab/>: <text:span text:style-name="T1">AQIDAH</text:span></text:p>
        <text:p text:style-name="P20">HARI<text:tab/>:</text:p>
      </text:section>
      <text:p text:style-name="P20">A.<text:tab/>PERTANYAAN PILIHAN</text:p>
      <text:p text:style-name="P20"><text:tab/>Berilah tanda silang (x) pada jawaban pertanyaan di bawah ini !</text:p>
      <text:p text:style-name="P20"/>
      <text:p text:style-name="P5">1.<text:tab/>Gelar yang diberikan kepada Rasul yang memiliki kedudukan tinggi, adalah pengertian …</text:p>
      <text:section text:style-name="Sect1" text:name="Section4">
        <text:p text:style-name="P5"><text:tab/>A. Asmaul husna</text:p>
        <text:p text:style-name="P5"><text:tab/>B. <text:span text:style-name="T11">Ulul</text:span> Azmi</text:p>
        <text:p text:style-name="P5"><text:tab/>C. Ulil albab</text:p>
        <text:p text:style-name="P5"><text:tab/>D. Ashabul kahfi</text:p>
      </text:section>
      <text:p text:style-name="P5">2.<text:tab/>Nabi yang tidak termasuk Ulul Azmi adalah</text:p>
      <text:section text:style-name="Sect1" text:name="Section5">
        <text:p text:style-name="P5"><text:tab/>A. Nabi Muhammad SAW</text:p>
        <text:p text:style-name="P5"><text:tab/>B. Nabi Musa As</text:p>
        <text:p text:style-name="P5"><text:tab/>C. Nabi Isa As</text:p>
        <text:p text:style-name="P5"><text:tab/>D .Nabi Idris As</text:p>
      </text:section>
      <text:p text:style-name="P5">3.<text:tab/>Nabi Muhammad SAW diberi mukjizat yaitu …</text:p>
      <text:section text:style-name="Sect1" text:name="Section6">
        <text:p text:style-name="P5"><text:tab/>A. Al-Qr;an </text:p>
        <text:p text:style-name="P5"><text:tab/>B. Tahan dibakar</text:p>
        <text:p text:style-name="P5"><text:tab/>C. Tongkat</text:p>
        <text:p text:style-name="P5"><text:tab/>D. Bisa berbicara dengan hewan</text:p>
      </text:section>
      <text:p text:style-name="P5">4.<text:tab/>Tahan dibakar api adalah mukjizat nabi ….</text:p>
      <text:section text:style-name="Sect1" text:name="Section7">
        <text:p text:style-name="P5"><text:span text:style-name="T7"><text:tab/>A</text:span>. Musa As</text:p>
        <text:p text:style-name="P5"><text:tab/>B. Isa As</text:p>
        <text:p text:style-name="P5"><text:tab/>C. Muhammad SAW</text:p>
        <text:p text:style-name="P5"><text:tab/>D. Ibrahim As</text:p>
      </text:section>
      <text:p text:style-name="P5">5.<text:tab/>Mukjizat nabi Sulaeman adalah …</text:p>
      <text:section text:style-name="Sect1" text:name="Section8">
        <text:p text:style-name="P5"><text:tab/>A. Menghidupkan orang mati</text:p>
        <text:p text:style-name="P5"><text:tab/>B. tahan dibakar api</text:p>
        <text:p text:style-name="P5"><text:tab/>C. Tongkat jadi ular</text:p>
        <text:p text:style-name="P5"><text:tab/>D. Berbicara dengan binatang</text:p>
      </text:section>
      <text:p text:style-name="P5">6.<text:tab/>Nabi yang sangat kaya adalah ….</text:p>
      <text:section text:style-name="Sect1" text:name="Section9">
        <text:p text:style-name="P5"><text:tab/>A. Nabi Isa As</text:p>
        <text:p text:style-name="P5"><text:tab/>B. Nabi Sulaeman</text:p>
        <text:p text:style-name="P5"><text:tab/>C. Nabi Musa As</text:p>
        <text:p text:style-name="P5"><text:tab/>D. <text:span text:style-name="T12">Nabi</text:span> Ibrahim As</text:p>
      </text:section>
      <text:p text:style-name="P5">7.<text:tab/>Keistimewaan Al Qur’an adalah … kecuali</text:p>
      <text:section text:style-name="Sect1" text:name="Section10">
        <text:p text:style-name="P5"><text:tab/>A. Kandungannya sagat lengkap</text:p>
        <text:p text:style-name="P5"><text:tab/>B. Bahasanya sangat indah</text:p>
        <text:p text:style-name="P5"><text:tab/>C. Bisa ditiru dan dipalsukan</text:p>
        <text:p text:style-name="P5"><text:tab/>D. Bertia ghaibnya adalah benar.</text:p>
      </text:section>
      <text:p text:style-name="P5">8.<text:tab/>Al Qur’an mempunyai nama lain yaitu Al-Huda yang artinya ….</text:p>
      <text:section text:style-name="Sect1" text:name="Section11">
        <text:p text:style-name="P5"><text:tab/>A. Kitab</text:p>
        <text:p text:style-name="P5"><text:tab/>B. Peringatan</text:p>
        <text:p text:style-name="P5"><text:tab/>C. Petunjuk</text:p>
        <text:p text:style-name="P5"><text:tab/>D. Penjelas</text:p>
      </text:section>
      <text:p text:style-name="P5">9.<text:tab/>Al Qur’an adalah pembeda, pembeda arti dari ….</text:p>
      <text:section text:style-name="Sect1" text:name="Section12">
        <text:p text:style-name="P5"><text:tab/>A. Ad Dzikra</text:p>
        <text:p text:style-name="P5"><text:tab/>B. Al Furqon</text:p>
        <text:p text:style-name="P5"><text:tab/>C. Al Huda</text:p>
        <text:p text:style-name="P5"><text:tab/>D. Al Bayan</text:p>
      </text:section>
      <text:p text:style-name="P5">10.<text:tab/>Isi kandungan Al Qur’an adalah tentang…</text:p>
      <text:section text:style-name="Sect1" text:name="Section13">
        <text:p text:style-name="P5"><text:tab/>A. Akidah</text:p>
        <text:p text:style-name="P5"><text:tab/>B. Syariah</text:p>
        <text:p text:style-name="P5"><text:tab/>C. Akhlak</text:p>
        <text:p text:style-name="P5"><text:tab/>D. Semuanya benar</text:p>
      </text:section>
      <text:p text:style-name="P6">1<text:span text:style-name="T3">2</text:span>.<text:tab/><text:span text:style-name="T3">Nabi Adam As diusir oleh Allah SWT ke bumi karena …</text:span></text:p>
      <text:section text:style-name="Sect1" text:name="Section14">
        <text:p text:style-name="P13"><text:tab/>A. Memakan buah kholdi</text:p>
        <text:p text:style-name="P13"><text:tab/>B. Menikah dengan siti hawa</text:p>
        <text:p text:style-name="P13"><text:tab/>C. Bermusuhan dengan syetan</text:p>
        <text:p text:style-name="P13"><text:tab/>D. Karena digoda syetan</text:p>
      </text:section>
      <text:p text:style-name="P13">13.<text:tab/>Setelah diusir dari syurga Nabi Adam As ditempatkan di daerah …</text:p>
      <text:section text:style-name="Sect1" text:name="Section15">
        <text:p text:style-name="P13"><text:tab/>A. Mekah</text:p>
        <text:p text:style-name="P13"><text:tab/>B. Suriah </text:p>
        <text:p text:style-name="P13"><text:tab/>C. Mesir</text:p>
        <text:p text:style-name="P13"><text:tab/>D. India</text:p>
      </text:section>
      <text:p text:style-name="P13">14.<text:tab/>Nabi Adam dan <text:span text:style-name="T13">Siti</text:span> <text:span text:style-name="T13">H</text:span>awa di pertemukan kembali dimana….</text:p>
      <text:section text:style-name="Sect1" text:name="Section16">
        <text:p text:style-name="P13"><text:tab/>A. Digunung Uhud</text:p>
        <text:p text:style-name="P13"><text:tab/>B. Jabal Rahmah</text:p>
        <text:p text:style-name="P13"><text:tab/>C. Safa dan Marwah</text:p>
        <text:p text:style-name="P13"><text:tab/>D. Gua hiro</text:p>
      </text:section>
      <text:p text:style-name="P13">15.<text:tab/>Hancurnya seluruh alam semesta beserta isinya adalah pengertian dari …</text:p>
      <text:section text:style-name="Sect1" text:name="Section17">
        <text:p text:style-name="P13"><text:tab/>A. Kiamat Kubro</text:p>
        <text:p text:style-name="P13"><text:tab/>B. Kiamat Sughro</text:p>
        <text:p text:style-name="P13"><text:tab/>C. Shirath</text:p>
        <text:p text:style-name="P13"><text:tab/>D. Yaumul Baats</text:p>
      </text:section>
      <text:p text:style-name="P25"><text:soft-page-break/>B. <text:tab/>PERTANYAAN ESSEY</text:p>
      <text:p text:style-name="P25"><text:tab/>Jawablah pertanyaan essey di bwah ini denga jelas dan tepat!</text:p>
      <text:p text:style-name="P26"/>
      <text:p text:style-name="P13">1. Sebutkan Nabi dan Rosul yang mendapat gelar Ulul Azmi?</text:p>
      <text:p text:style-name="P13">2. Sebutkan funsi diturunkannya Al Qur’an?</text:p>
      <text:p text:style-name="P13">3. Apa pengertian dari kiamat Kubro?</text:p>
      <text:p text:style-name="P13">4. Apa ciri-ciri kiamat Kubro ?</text:p>
      <text:p text:style-name="P6"><text:span text:style-name="T3">5. Apa pengertian dari Rasul ?</text:span> </text:p>
      <text:p text:style-name="P1"/>
      <text:p text:style-name="P29">UJIAN AKHIR SEMESTER</text:p>
      <text:p text:style-name="P17">MADRASAH DINIYAH AL MUBAROKAH</text:p>
      <text:p text:style-name="P17">TAHUN PELAJARAN 2016/2017</text:p>
      <text:p text:style-name="P17"><draw:line text:anchor-type="paragraph" draw:z-index="2" draw:name="Shape1" draw:style-name="gr1" draw:text-style-name="P37" svg:x1="-0.034cm" svg:y1="0.245cm" svg:x2="17.058cm" svg:y2="0.298cm"><text:p/></draw:line></text:p>
      <text:section text:style-name="Sect1" text:name="Section2">
        <text:p text:style-name="P21">NAMA<text:tab/>:</text:p>
        <text:p text:style-name="P21">KELAS<text:tab/>: <text:span text:style-name="T2">III (TIGA)</text:span></text:p>
        <text:p text:style-name="P21"><draw:line text:anchor-type="paragraph" draw:z-index="3" draw:name="Shape1" draw:style-name="gr1" draw:text-style-name="P37" svg:x1="-0.026cm" svg:y1="0.261cm" svg:x2="17.085cm" svg:y2="0.293cm"><text:p/></draw:line></text:p>
        <text:p text:style-name="P21">SOAL<text:tab/>: <text:span text:style-name="T4">AKHLAK</text:span></text:p>
        <text:p text:style-name="P21">HARI<text:tab/>:</text:p>
      </text:section>
      <text:p text:style-name="P21">A. <text:tab/>PERTANYAAN PILIHAN</text:p>
      <text:p text:style-name="P21"><text:tab/>Berilah tanda silang (x) pada jawaban pertanyaan di bawah ini !</text:p>
      <text:p text:style-name="P2"/>
      <text:p text:style-name="P7">1.<text:tab/>Yang tidak boleh dilakukan saat buang hajat yaitu … kecuali !</text:p>
      <text:p text:style-name="P7"><text:tab/>A. Jangan membawa sesuatu penyebutan nama Allah</text:p>
      <text:p text:style-name="P7"><text:tab/>B. Jangan ditempat air yang terbenang</text:p>
      <text:p text:style-name="P7"><text:tab/>C. Jangan menghadap kiblat</text:p>
      <text:p text:style-name="P7"><text:tab/>D. Membersihkan dengan bik dan benar</text:p>
      <text:p text:style-name="P7">2.<text:tab/>Jahilah tiga tempat dalam buang hajat yaitu….</text:p>
      <text:p text:style-name="P7"><text:tab/>A. Di saluran air</text:p>
      <text:p text:style-name="P7"><text:tab/>B. Di kamar mandi</text:p>
      <text:p text:style-name="P7"><text:tab/>C. Di <text:span text:style-name="T14">T</text:span>oilet</text:p>
      <text:p text:style-name="P7">3.<text:tab/>Hal-hal yang dibenci saat buang hajar adalah kecuali ….!</text:p>
      <text:section text:style-name="Sect1" text:name="Section18">
        <text:p text:style-name="P7"><text:tab/>A. Mencuci kotoran degna tangan kanan</text:p>
        <text:p text:style-name="P7"><text:tab/>B. Berbicara saat buang hajat</text:p>
        <text:p text:style-name="P7"><text:tab/>C. Membaca doa dengan benar</text:p>
        <text:p text:style-name="P7"><text:tab/>D. Bersuci dengan tulang</text:p>
      </text:section>
      <text:p text:style-name="P7">4.<text:tab/>Bersuci dengan menggunakan batu hendaklah…</text:p>
      <text:section text:style-name="Sect1" text:name="Section19">
        <text:p text:style-name="P7"><text:tab/>A. Lebih dari dua</text:p>
        <text:p text:style-name="P7"><text:tab/>B. Enam batu</text:p>
        <text:p text:style-name="P7"><text:tab/>C. Diganjilkan</text:p>
        <text:p text:style-name="P7"><text:tab/>D. Digenapkan</text:p>
      </text:section>
      <text:p text:style-name="P7">5.<text:tab/>Akhlak ketika didalam kamar mandi adalah …</text:p>
      <text:section text:style-name="Sect1" text:name="Section20">
        <text:p text:style-name="P7"><text:tab/>A. Tidak menggunakan air denga berlebihan</text:p>
        <text:p text:style-name="P7"><text:tab/>B. Mengobrol dan berkata-kata</text:p>
        <text:p text:style-name="P7"><text:tab/>C. Mencuci dengan tangan kanan</text:p>
        <text:p text:style-name="P7"><text:tab/>D. Tidak berdoa</text:p>
      </text:section>
      <text:p text:style-name="P7">6.<text:tab/>Akhlak menjenguk orang sakit adalah …. kecuali</text:p>
      <text:section text:style-name="Sect1" text:name="Section21">
        <text:p text:style-name="P7"><text:tab/>A. tidak berlama-lama</text:p>
        <text:p text:style-name="P7"><text:tab/>B. membacakan doa</text:p>
        <text:p text:style-name="P7"><text:tab/>C. mendoakan keburukan</text:p>
        <text:p text:style-name="P7"><text:tab/>D. Saling menasehati</text:p>
      </text:section>
      <text:p text:style-name="P7">7.<text:tab/><text:span text:style-name="T7">T</text:span>idak bermain-main , tidak membicarakan masalah duniawi adalah salah satu akhlak</text:p>
      <text:section text:style-name="Sect1" text:name="Section22">
        <text:p text:style-name="P7"><text:tab/>A. Ketika bertamu</text:p>
        <text:p text:style-name="P7"><text:tab/>B. Ketika didalam masjid</text:p>
        <text:p text:style-name="P7"><text:tab/>C. Menjenguk orang sakit</text:p>
        <text:p text:style-name="P7"><text:tab/>D. Ketika berada di kamar mandi</text:p>
      </text:section>
      <text:p text:style-name="P7">8.<text:tab/>Akhlakul <text:span text:style-name="T15">M</text:span>ahmudah adalah …</text:p>
      <text:section text:style-name="Sect1" text:name="Section23">
        <text:p text:style-name="P7"><text:tab/>A. <text:span text:style-name="T7">A</text:span>khlak yang mulya</text:p>
        <text:p text:style-name="P7"><text:tab/>B. Akhlak yang buruk</text:p>
        <text:p text:style-name="P7"><text:tab/>C. Akhlak yang terpuji</text:p>
        <text:p text:style-name="P7"><text:tab/>D. Akhlak yang tercela</text:p>
      </text:section>
      <text:p text:style-name="P7">9.<text:tab/>Akhlak yang tercela/buruk adalah arti dari….</text:p>
      <text:section text:style-name="Sect1" text:name="Section24">
        <text:p text:style-name="P7"><text:tab/>A. Akhlak <text:span text:style-name="T16">M</text:span>ahmudah</text:p>
        <text:p text:style-name="P7"><text:tab/>B. Akhlak <text:span text:style-name="T16">K</text:span>arimah</text:p>
        <text:p text:style-name="P7"><text:tab/>C. Akhlak Madzmumah</text:p>
        <text:p text:style-name="P7"><text:tab/>D. <text:span text:style-name="T16">A</text:span>khlak yang baik</text:p>
      </text:section>
      <text:p text:style-name="P7">10.<text:tab/>Yang termasuk akhlak yang baik / terpuji adalah ..</text:p>
      <text:section text:style-name="Sect1" text:name="Section25">
        <text:p text:style-name="P7"><text:tab/>A. Sombong</text:p>
        <text:p text:style-name="P7"><text:tab/>B. Riya</text:p>
        <text:p text:style-name="P7"><text:tab/>C. Jujur</text:p>
        <text:p text:style-name="P7"><text:tab/>D. dusta</text:p>
      </text:section>
      <text:p text:style-name="P7">11.<text:tab/><text:span text:style-name="T5">Sombong, iri dan hasud adalah contoh dari akhlak…</text:span></text:p>
      <text:section text:style-name="Sect1" text:name="Section26">
        <text:p text:style-name="P8"><text:tab/>A. Mahmudah (Terpuji)</text:p>
        <text:p text:style-name="P8"><text:tab/>B. Madzmumah(Buruk)</text:p>
        <text:p text:style-name="P8"><text:tab/>C. Karimah</text:p>
        <text:p text:style-name="P8"><text:tab/>D. Ikhlas</text:p>
      </text:section>
      <text:p text:style-name="P8">12.<text:tab/>Ketika kita mendapatkan rezeki yang banyak kita harus…</text:p>
      <text:section text:style-name="Sect1" text:name="Section27">
        <text:p text:style-name="P8"><text:tab/>A. Bersabar</text:p>
        <text:p text:style-name="P8"><text:tab/>B. Sombong</text:p>
        <text:p text:style-name="P8"><text:tab/>C. Syukur</text:p>
        <text:p text:style-name="P8"><text:tab/>D. Tawakal</text:p>
      </text:section>
      <text:p text:style-name="P8">13.<text:tab/>Orang yang senang memberi maka rezekinya akan …</text:p>
      <text:section text:style-name="Sect1" text:name="Section28">
        <text:p text:style-name="P8"><text:tab/>A. Dikurangi</text:p>
        <text:p text:style-name="P8"><text:tab/>B. Ditambah nikmatnya</text:p>
        <text:p text:style-name="P8"><text:tab/>C. Dihapus</text:p>
        <text:p text:style-name="P8"><text:tab/>D. Ditolak</text:p>
      </text:section>
      <text:p text:style-name="P8"><text:soft-page-break/>14.<text:tab/>Cara ktia mengungkapkan syukur yaitu dengan …</text:p>
      <text:section text:style-name="Sect1" text:name="Section29">
        <text:p text:style-name="P8"><text:tab/>A. Menyombongkan harta</text:p>
        <text:p text:style-name="P8"><text:tab/>B. Ingin pujian orang lain</text:p>
        <text:p text:style-name="P8"><text:tab/>C. Mengucapkan Alhamdulillah</text:p>
        <text:p text:style-name="P8"><text:tab/>D. <text:span text:style-name="T17">Me</text:span>mberi kabar kepada orang lain</text:p>
      </text:section>
      <text:p text:style-name="P8">15.<text:tab/>Allah SWT , tidak menyukai orang-orang yang …</text:p>
      <text:section text:style-name="Sect1" text:name="Section30">
        <text:p text:style-name="P8"><text:tab/>A. Melampaui batas/berlebih-lebihan</text:p>
        <text:p text:style-name="P8"><text:tab/>B. Mensyukuri nikmat</text:p>
        <text:p text:style-name="P8"><text:tab/>C. Bersungguh-sungguh</text:p>
        <text:p text:style-name="P8"><text:tab/>D. Menginfakan hartanya</text:p>
      </text:section>
      <text:p text:style-name="P8"/>
      <text:p text:style-name="P8"/>
      <text:p text:style-name="P24">B.<text:tab/>PERTANYAAN ESSEY</text:p>
      <text:p text:style-name="P24"><text:tab/>Jawablah pertanyaan essey di bawah ini dengan jelas dan tepat!</text:p>
      <text:p text:style-name="P24"/>
      <text:p text:style-name="P9">1. Sebutkan adab ketika menengok orang sakit?</text:p>
      <text:p text:style-name="P9">2. Tuliskan doa ketika menengok orang sakit?</text:p>
      <text:p text:style-name="P9">3. Sebutkan contoh akhlak yang terpuji ?</text:p>
      <text:p text:style-name="P9">4. Sebutkan contoh akhlak yang buruk?</text:p>
      <text:p text:style-name="P9">5. Apa yang harus kita lakukan apabila kita mendapat musibah?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3">SELAMAT MENGERJAKAN.</text:p>
      <text:p text:style-name="P30">UJIAN AKHIR SEMESTER</text:p>
      <text:p text:style-name="P18">MADRASAH DINIYAH AL MUBAROKAH</text:p>
      <text:p text:style-name="P18">TAHUN PELAJARAN 2016/2017</text:p>
      <text:p text:style-name="P18"><draw:line text:anchor-type="paragraph" draw:z-index="4" draw:name="Shape1" draw:style-name="gr1" draw:text-style-name="P37" svg:x1="-0.034cm" svg:y1="0.245cm" svg:x2="17.058cm" svg:y2="0.298cm"><text:p/></draw:line></text:p>
      <text:section text:style-name="Sect1" text:name="Section3">
        <text:p text:style-name="P22">NAMA<text:tab/>:</text:p>
        <text:p text:style-name="P22">KELAS<text:tab/>: <text:span text:style-name="T2">III (TIGA)</text:span></text:p>
        <text:p text:style-name="P22"><draw:line text:anchor-type="paragraph" draw:z-index="5" draw:name="Shape1" draw:style-name="gr1" draw:text-style-name="P37" svg:x1="-0.026cm" svg:y1="0.261cm" svg:x2="17.085cm" svg:y2="0.293cm"><text:p/></draw:line></text:p>
        <text:p text:style-name="P22">SOAL<text:tab/>: <text:span text:style-name="T6">FIQIH</text:span></text:p>
        <text:p text:style-name="P22">HARI<text:tab/>:</text:p>
      </text:section>
      <text:p text:style-name="P22">A.<text:tab/>PERTANYAAN PILIHAN</text:p>
      <text:p text:style-name="P22"><text:tab/>Berilah tanda silang (x) pada jawaban pertanyaan di bawah ini !</text:p>
      <text:p text:style-name="P3"/>
      <text:p text:style-name="P10">1.<text:tab/>Apabila dikerjakan mendapat pahala, apabila ditinggalkan mendapat siksa adalah pengertian <text:tab/>dari …</text:p>
      <text:section text:style-name="Sect1" text:name="Section31">
        <text:p text:style-name="P10"><text:tab/>A. Haram</text:p>
        <text:p text:style-name="P10"><text:tab/>B. Wajib</text:p>
        <text:p text:style-name="P10"><text:tab/>C. Sunnah</text:p>
        <text:p text:style-name="P10"><text:tab/>D. Makruh</text:p>
      </text:section>
      <text:p text:style-name="P10">2.<text:tab/>Perkara yang tidak termasuk hukum islam adalah …</text:p>
      <text:section text:style-name="Sect1" text:name="Section32">
        <text:p text:style-name="P10"><text:tab/>A. Haram</text:p>
        <text:p text:style-name="P10"><text:tab/>B. Wajib</text:p>
        <text:p text:style-name="P10"><text:tab/>C. Sunnah</text:p>
        <text:p text:style-name="P10"><text:tab/>D. Qisos</text:p>
      </text:section>
      <text:p text:style-name="P10">3.<text:tab/>Sholat lima waktu hukumn<text:span text:style-name="T18">y</text:span>a adalah ..</text:p>
      <text:section text:style-name="Sect1" text:name="Section33">
        <text:p text:style-name="P10"><text:tab/>A. Sunnah</text:p>
        <text:p text:style-name="P10"><text:tab/>B. Makruh</text:p>
        <text:p text:style-name="P10"><text:tab/>C. Wajib</text:p>
        <text:p text:style-name="P10"><text:tab/>D. Mubah</text:p>
      </text:section>
      <text:p text:style-name="P10">4 <text:tab/><text:span text:style-name="T7">P</text:span>uasa Ramadhan hukumnya adalah…..</text:p>
      <text:section text:style-name="Sect1" text:name="Section34">
        <text:p text:style-name="P10"><text:tab/>A. Wajib</text:p>
        <text:p text:style-name="P10"><text:tab/>B. Sunnah</text:p>
        <text:p text:style-name="P10"><text:tab/>C. Makruh</text:p>
        <text:p text:style-name="P10"><text:tab/>D. Sunat</text:p>
      </text:section>
      <text:p text:style-name="P10">5.<text:tab/>“Nawaetu gusla lirofil hadasil akbari” adalah niat ….</text:p>
      <text:section text:style-name="Sect1" text:name="Section35">
        <text:p text:style-name="P10"><text:tab/>A. Wudhu</text:p>
        <text:p text:style-name="P10"><text:tab/>B. Tayamum</text:p>
        <text:p text:style-name="P10"><text:tab/>C. Mandi</text:p>
        <text:p text:style-name="P10"><text:tab/>D. Puasa</text:p>
      </text:section>
      <text:p text:style-name="P10">6.<text:tab/>Yang termasuk rukun mandi adalah …</text:p>
      <text:section text:style-name="Sect1" text:name="Section36">
        <text:p text:style-name="P10"><text:tab/>A. Islam</text:p>
        <text:p text:style-name="P10"><text:tab/>B. Membaca basmalah</text:p>
        <text:p text:style-name="P10"><text:tab/>C. Niat</text:p>
        <text:p text:style-name="P10"><text:tab/>D. Menghadap kiblat</text:p>
      </text:section>
      <text:p text:style-name="P10">7.<text:tab/>Membasu<text:span text:style-name="T19">h</text:span> badan tiga kali termasuk …</text:p>
      <text:section text:style-name="Sect1" text:name="Section37">
        <text:p text:style-name="P10"><text:tab/>A. Rukun mandi</text:p>
        <text:p text:style-name="P10"><text:tab/>B. Sebab mandi</text:p>
        <text:p text:style-name="P11"><text:tab/>C. Sunnah mandi</text:p>
        <text:p text:style-name="P11"><text:tab/>D. Rukun wudhu</text:p>
      </text:section>
      <text:p text:style-name="P10">8.<text:tab/>Bertemunya dua khitan dan mati termasuk ke dalam ….</text:p>
      <text:section text:style-name="Sect1" text:name="Section38">
        <text:p text:style-name="P10"><text:tab/>A. Rukun mandi</text:p>
        <text:p text:style-name="P10"><text:tab/>B. Snat mandi</text:p>
        <text:p text:style-name="P10"><text:tab/>C. Sebab mandi</text:p>
        <text:p text:style-name="P10"><text:tab/>D. Rukun mandi</text:p>
      </text:section>
      <text:p text:style-name="P10">9.<text:tab/>Yang termasuk rukun shlat adalah …</text:p>
      <text:section text:style-name="Sect1" text:name="Section39">
        <text:p text:style-name="P10"><text:tab/>A. Takbirotul ihrom</text:p>
        <text:p text:style-name="P10"><text:tab/>B. Iftitah</text:p>
        <text:p text:style-name="P10"><text:tab/>C. membaca surat pendek</text:p>
        <text:p text:style-name="P10"><text:tab/>D. Membaca ta’awudz</text:p>
      </text:section>
      <text:p text:style-name="P10">10.<text:tab/>Membaca surat Alfatihah termasuk …</text:p>
      <text:section text:style-name="Sect1" text:name="Section40">
        <text:p text:style-name="P10"><text:tab/>A. rukun sholat</text:p>
        <text:p text:style-name="P10"><text:tab/>B. Syarat sholat</text:p>
        <text:p text:style-name="P10"><text:tab/>C. Sunnah sholat</text:p>
        <text:p text:style-name="P10"><text:tab/>D. Makruh sholat</text:p>
      </text:section>
      <text:p text:style-name="P10">11.<text:tab/>Nawaetu Tayamumm listibahati fardis sholati adalah niat. …</text:p>
      <text:section text:style-name="Sect1" text:name="Section41">
        <text:p text:style-name="P10"><text:tab/>A. Mandi</text:p>
        <text:p text:style-name="P10"><text:tab/>B. Wudhu</text:p>
        <text:p text:style-name="P10"><text:tab/>C. Tayamum</text:p>
        <text:p text:style-name="P10"><text:tab/>D. Sholat</text:p>
      </text:section>
      <text:p text:style-name="P10">12.<text:tab/>Tayamum hanya mengusap anggota….</text:p>
      <text:section text:style-name="Sect1" text:name="Section42">
        <text:p text:style-name="P10"><text:tab/>A. Wajah dan kaki</text:p>
        <text:p text:style-name="P10"><text:tab/>B. Wajah dan tangan</text:p>
        <text:p text:style-name="P10"><text:tab/>C. Wajah</text:p>
        <text:p text:style-name="P10"><text:tab/>D. Tangan</text:p>
      </text:section>
      <text:p text:style-name="P10">13.<text:tab/>Tayamum harus menggunakan …</text:p>
      <text:section text:style-name="Sect1" text:name="Section43">
        <text:p text:style-name="P10"><text:tab/>A. Debu yang suci</text:p>
        <text:p text:style-name="P10"><text:tab/>B. Tanah basah</text:p>
        <text:p text:style-name="P10"><text:tab/>C. Debu basah</text:p>
        <text:p text:style-name="P10"><text:tab/>D. Ain</text:p>
      </text:section>
      <text:p text:style-name="P10"/>
      <text:p text:style-name="P28">14.<text:tab/>Tayamum dilakukan ketika….</text:p>
      <text:section text:style-name="Sect1" text:name="Section44">
        <text:p text:style-name="P10"><text:tab/>A. Banyak air </text:p>
        <text:p text:style-name="P10"><text:tab/>B. Kekeringan</text:p>
        <text:p text:style-name="P10"><text:tab/>C. Tidak ada air sama sekali</text:p>
        <text:p text:style-name="P10"><text:tab/>D. Daruat</text:p>
      </text:section>
      <text:p text:style-name="P10">15.<text:tab/>Salah satu penyebab diperbolehkannya tayamum adalah …. Kecuali</text:p>
      <text:section text:style-name="Sect1" text:name="Section45">
        <text:p text:style-name="P10"><text:tab/>A. Tidak adanya air</text:p>
        <text:p text:style-name="P10"><text:tab/>B. Berhalangan menggunakan air</text:p>
        <text:p text:style-name="P10"><text:tab/>C. Adanya air diperlukan untuk lebih penting</text:p>
        <text:p text:style-name="P10"><text:tab/>D. Untuk mempermudah bersuci</text:p>
      </text:section>
      <text:p text:style-name="P10"/>
      <text:p text:style-name="P36">B.<text:tab/>PERTANYAAN ESSEY</text:p>
      <text:p text:style-name="P36"><text:tab/>Jawablah pertanyaan essey dibawah ini dengan jelas dan tepat!</text:p>
      <text:p text:style-name="P10"/>
      <text:p text:style-name="P10">1. <text:span text:style-name="T8">A</text:span>pa pengertian dari wudhu?</text:p>
      <text:p text:style-name="P10">2. Sebutkan yang termasuk fardu mandi?</text:p>
      <text:p text:style-name="P10">3. Apa pengertian dari <text:span text:style-name="T20">T</text:span>ayamum?</text:p>
      <text:p text:style-name="P10">4. Sebukan hal-halyang menyebabkan mandi?</text:p>
      <text:p text:style-name="P10">5. Cara menghilangkan hadats besar dengan mandi wajib yaitu?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SELAMAT MENGERJAKAN </text:p>
      <text:p text:style-name="P31">UJIAN AKHIR SEMESTER</text:p>
      <text:p text:style-name="P19">MADRASAH DINIYAH AL MUBAROKAH</text:p>
      <text:p text:style-name="P19">TAHUN PELAJARAN 2016/2017</text:p>
      <text:p text:style-name="P19"><draw:line text:anchor-type="paragraph" draw:z-index="6" draw:name="Shape1" draw:style-name="gr1" draw:text-style-name="P37" svg:x1="-0.034cm" svg:y1="0.245cm" svg:x2="17.058cm" svg:y2="0.298cm"><text:p/></draw:line></text:p>
      <text:section text:style-name="Sect1" text:name="Section46">
        <text:p text:style-name="P23">NAMA<text:tab/>:</text:p>
        <text:p text:style-name="P23">KELAS<text:tab/>: <text:span text:style-name="T2">III (TIGA)</text:span></text:p>
        <text:p text:style-name="P23"><draw:line text:anchor-type="paragraph" draw:z-index="7" draw:name="Shape1" draw:style-name="gr1" draw:text-style-name="P37" svg:x1="-0.026cm" svg:y1="0.261cm" svg:x2="17.085cm" svg:y2="0.293cm"><text:p/></draw:line></text:p>
        <text:p text:style-name="P23">SOAL<text:tab/>: <text:span text:style-name="T9">TAJWID</text:span></text:p>
        <text:p text:style-name="P23">HARI<text:tab/>:</text:p>
      </text:section>
      <text:p text:style-name="P23">A. <text:tab/>PERTANYAAN PILIHAN</text:p>
      <text:p text:style-name="P23"><text:tab/>Berilah tanda silang (x) pada jawaban pertanyaan di bawah ini !</text:p>
      <text:p text:style-name="P4"/>
      <text:p text:style-name="P14">1.<text:tab/>As Syam artinya adalah ….</text:p>
      <text:section text:style-name="Sect1" text:name="Section47">
        <text:p text:style-name="P14"><text:tab/>A. Demi masa</text:p>
        <text:p text:style-name="P14"><text:tab/>B. Demi matahari</text:p>
        <text:p text:style-name="P14"><text:tab/>C. Bintang</text:p>
        <text:p text:style-name="P14"><text:tab/>D. Kiamat</text:p>
      </text:section>
      <text:p text:style-name="P14">2.<text:tab/>Surat Asy Syamk terdiri dari berapa ayat …</text:p>
      <text:section text:style-name="Sect1" text:name="Section48">
        <text:p text:style-name="P14"><text:tab/>A. 13 ayat</text:p>
        <text:p text:style-name="P14"><text:tab/>B. 10 ayat</text:p>
        <text:p text:style-name="P14"><text:tab/>C. 15 ayat</text:p>
        <text:p text:style-name="P14"><text:tab/>D. 11 ayat</text:p>
      </text:section>
      <text:p text:style-name="P14">3.<text:tab/>Wanafsiwwama sawwahaa ayat keberapa ……</text:p>
      <text:section text:style-name="Sect1" text:name="Section49">
        <text:p text:style-name="P14"><text:tab/>A. 6 (enam)</text:p>
        <text:p text:style-name="P14"><text:tab/>B. 7(tujuh)</text:p>
        <text:p text:style-name="P14"><text:tab/>C<text:span text:style-name="T10">. </text:span>8 (delapan)</text:p>
        <text:p text:style-name="P14"><text:tab/>D. 5 ( lima)</text:p>
      </text:section>
      <text:p text:style-name="P14">4.<text:tab/>Wassamai wamaa banaahaa lanjutan ayat ini adalah …</text:p>
      <text:section text:style-name="Sect1" text:name="Section50">
        <text:p text:style-name="P14"><text:tab/>A. Wanafsiwwam sawwaha</text:p>
        <text:p text:style-name="P14"><text:tab/>B. Qodaflaha mang zakkaha</text:p>
        <text:p text:style-name="P14"><text:tab/>C. Wal ardi wama kohahaa</text:p>
        <text:p text:style-name="P14"><text:tab/>D. Wannahari Idza talahaa</text:p>
      </text:section>
      <text:p text:style-name="P14">5.<text:tab/>Surat Ath Thoriq terdiri dari …</text:p>
      <text:section text:style-name="Sect1" text:name="Section51">
        <text:p text:style-name="P14"><text:tab/>A. 15 ayat</text:p>
        <text:p text:style-name="P14"><text:tab/>B. 16 ayat</text:p>
        <text:p text:style-name="P14"><text:tab/>C. 17 ayat</text:p>
        <text:p text:style-name="P14"><text:tab/>D. 18 ayat</text:p>
      </text:section>
      <text:p text:style-name="P14">6.<text:tab/>An njmu ts tsaqib adalah ayat yang ke berapa …</text:p>
      <text:section text:style-name="Sect1" text:name="Section52">
        <text:p text:style-name="P14"><text:tab/>A. Lima</text:p>
        <text:p text:style-name="P14"><text:tab/>B. Tiga</text:p>
        <text:p text:style-name="P14"><text:tab/>C. Dua</text:p>
        <text:p text:style-name="P14"><text:tab/>D. Empat</text:p>
      </text:section>
      <text:p text:style-name="P14">7.<text:tab/>Al Qur’an diturunkan pada malam tanggal …</text:p>
      <text:section text:style-name="Sect1" text:name="Section53">
        <text:p text:style-name="P14"><text:tab/>A. 18 Ramadhan</text:p>
        <text:p text:style-name="P14"><text:tab/>B. 17 Ramadhan</text:p>
        <text:p text:style-name="P14"><text:tab/>C. 16 Ramadhan</text:p>
        <text:p text:style-name="P14"><text:tab/>D. 20 Ramadhan</text:p>
      </text:section>
      <text:p text:style-name="P14">8.<text:tab/>Malam diturunkannya Al Qur’an disebut juga …</text:p>
      <text:section text:style-name="Sect1" text:name="Section54">
        <text:p text:style-name="P14"><text:tab/>A. NuzUlul Qur’an</text:p>
        <text:p text:style-name="P14"><text:tab/>B. Haflah Qur’an</text:p>
        <text:p text:style-name="P14"><text:tab/>C. Tadabur Al Qur’an</text:p>
        <text:p text:style-name="P14"><text:tab/>D. Lailatul Qodar</text:p>
      </text:section>
      <text:p text:style-name="P14">9.<text:tab/>Al Qur’an pertama kali diturunkan di Gua ….</text:p>
      <text:section text:style-name="Sect1" text:name="Section55">
        <text:p text:style-name="P14"><text:tab/>A. Tsur</text:p>
        <text:p text:style-name="P14"><text:tab/>B. Rahmah</text:p>
        <text:p text:style-name="P14"><text:tab/>C. Hiro</text:p>
        <text:p text:style-name="P14"><text:tab/>D. Uhud</text:p>
      </text:section>
      <text:p text:style-name="P14">10.<text:tab/>Al Qur’an diturunkan oleh Allah SWT sebagai … kecuali !</text:p>
      <text:section text:style-name="Sect1" text:name="Section56">
        <text:p text:style-name="P14"><text:tab/>A. Pedoman hidup</text:p>
        <text:p text:style-name="P14"><text:tab/>B. Petunjuk</text:p>
        <text:p text:style-name="P14"><text:tab/>C. Kabar gembira</text:p>
        <text:p text:style-name="P14"><text:tab/>D. Pemelihara</text:p>
      </text:section>
      <text:p text:style-name="P14">11.<text:tab/>Al Qur’an terdiri dari berapa ayat ….</text:p>
      <text:section text:style-name="Sect1" text:name="Section57">
        <text:p text:style-name="P14"><text:tab/>A. 6000 ayat</text:p>
        <text:p text:style-name="P14"><text:tab/>B. 6500 ayat</text:p>
        <text:p text:style-name="P14"><text:tab/>C. 6666 ayat</text:p>
        <text:p text:style-name="P14"><text:tab/>D. 6600 ayat</text:p>
      </text:section>
      <text:p text:style-name="P14">12.<text:tab/>Al Qur’an diturunkan selama berapa <text:s/>tahun</text:p>
      <text:section text:style-name="Sect1" text:name="Section58">
        <text:p text:style-name="P14"><text:tab/>A. 25 tahun </text:p>
        <text:p text:style-name="P14"><text:tab/>B. 22 tahun 2 bulan 22 hari</text:p>
        <text:p text:style-name="P14"><text:tab/>C. 20 tahun 2 bulan</text:p>
        <text:p text:style-name="P14"><text:tab/>D. 30 tahun</text:p>
      </text:section>
      <text:p text:style-name="P14">13.<text:tab/>Al Fatihah artinya adalah ….</text:p>
      <text:section text:style-name="Sect1" text:name="Section59">
        <text:p text:style-name="P14"><text:tab/>A. Sapi betina</text:p>
        <text:p text:style-name="P14"><text:tab/>B. Wanita</text:p>
        <text:p text:style-name="P14"><text:tab/>C. Segumpal darah</text:p>
        <text:p text:style-name="P14"><text:tab/>D. Pembukaan</text:p>
      </text:section>
      <text:p text:style-name="P14">14.<text:tab/>Hukum nun mati dan tanwin ada erapa …</text:p>
      <text:section text:style-name="Sect1" text:name="Section60">
        <text:p text:style-name="P14"><text:tab/>A. Dua</text:p>
        <text:p text:style-name="P14"><text:tab/>B. Empat</text:p>
        <text:p text:style-name="P14"><text:tab/>C. Tiga</text:p>
        <text:p text:style-name="P14"><text:tab/>D. Lima</text:p>
      </text:section>
      <text:p text:style-name="P14"><text:soft-page-break/>15.<text:tab/>Yang termasuk hukum nun mati dan tanwin adalah … kecuali !</text:p>
      <text:section text:style-name="Sect1" text:name="Section61">
        <text:p text:style-name="P14"><text:tab/>A. Iqlab</text:p>
        <text:p text:style-name="P14"><text:tab/>B. Ikhfa</text:p>
        <text:p text:style-name="P14"><text:tab/>C. Idzhar</text:p>
        <text:p text:style-name="P14"><text:tab/>D. Qolqolah</text:p>
      </text:section>
      <text:p text:style-name="P14"/>
      <text:p text:style-name="P14"/>
      <text:p text:style-name="P27">B.<text:tab/>PERTANYAAN ESSEY</text:p>
      <text:p text:style-name="P27"><text:tab/>Jawablah pertanyaan essey di bawah ini dengan jelas dan tepat !</text:p>
      <text:p text:style-name="P27"/>
      <text:p text:style-name="P14">1. Sebutkan macam-macam makhorojul khuruf ?</text:p>
      <text:p text:style-name="P14">2. Sebutkan nama surat yang terdapat pada juz 30 ?</text:p>
      <text:p text:style-name="P14">3. Tuliskan surat Ath Thoriq ayat 1 sd 5 ?</text:p>
      <text:p text:style-name="P14">4. Sebutkan Fadilah atau keutamaan membaca Al Qur’an?</text:p>
      <text:p text:style-name="P14">5. Sebutkan kandungan atau isi yang terdapat dalam Al Qur’an ?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SELAMAT MENGERJAK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 Hidayat</meta:initial-creator>
    <meta:creation-date>2017-05-30T11:27:32.210992473</meta:creation-date>
    <meta:generator>LibreOffice/5.3.3.2$Linux_X86_64 LibreOffice_project/30m0$Build-2</meta:generator>
    <dc:date>2017-06-04T09:12:01.489838233</dc:date>
    <meta:editing-duration>PT4H24M23S</meta:editing-duration>
    <meta:editing-cycles>107</meta:editing-cycles>
    <dc:creator>Richie Rahmat Hidayat</dc:creator>
    <meta:document-statistic meta:table-count="0" meta:image-count="0" meta:object-count="0" meta:page-count="8" meta:paragraph-count="361" meta:word-count="1554" meta:character-count="8834" meta:non-whitespace-character-count="7386"/>
  </office:meta>
</office:document-meta>
</file>